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elestial_Objects" table:style-name="ta1">
        <table:table-column table:style-name="co1" table:number-columns-repeated="1024" table:default-cell-style-name="ce1"/>
        <table:table-row table:style-name="ro1">
          <table:table-cell/>
          <table:table-cell office:value-type="string" calcext:value-type="string" table:number-columns-spanned="2" table:number-rows-spanned="1">
            <text:p>N value</text:p>
          </table:table-cell>
          <table:covered-table-cell/>
          <table:table-cell office:value-type="string" calcext:value-type="string" table:number-columns-spanned="2" table:number-rows-spanned="1">
            <text:p>i value</text:p>
          </table:table-cell>
          <table:covered-table-cell/>
          <table:table-cell office:value-type="string" calcext:value-type="string" table:number-columns-spanned="2" table:number-rows-spanned="1">
            <text:p>w value</text:p>
          </table:table-cell>
          <table:covered-table-cell/>
          <table:table-cell office:value-type="string" calcext:value-type="string">
            <text:p>AU</text:p>
          </table:table-cell>
          <table:table-cell office:value-type="string" calcext:value-type="string" table:number-columns-spanned="2" table:number-rows-spanned="1">
            <text:p>e value</text:p>
          </table:table-cell>
          <table:covered-table-cell/>
          <table:table-cell office:value-type="string" calcext:value-type="string" table:number-columns-spanned="2" table:number-rows-spanned="1">
            <text:p>M value</text:p>
          </table:table-cell>
          <table:covered-table-cell/>
          <table:table-cell table:number-columns-repeated="1012"/>
        </table:table-row>
        <table:table-row table:style-name="ro1">
          <table:table-cell office:value-type="string" calcext:value-type="string">
            <text:p>Object Name</text:p>
          </table:table-cell>
          <table:table-cell office:value-type="string" calcext:value-type="string">
            <text:p>N-fixed</text:p>
          </table:table-cell>
          <table:table-cell office:value-type="string" calcext:value-type="string">
            <text:p>N-daily</text:p>
          </table:table-cell>
          <table:table-cell office:value-type="string" calcext:value-type="string">
            <text:p>i-fixed</text:p>
          </table:table-cell>
          <table:table-cell office:value-type="string" calcext:value-type="string">
            <text:p>i-daily</text:p>
          </table:table-cell>
          <table:table-cell office:value-type="string" calcext:value-type="string">
            <text:p>w-fixed</text:p>
          </table:table-cell>
          <table:table-cell office:value-type="string" calcext:value-type="string">
            <text:p>w-dai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-fixed</text:p>
          </table:table-cell>
          <table:table-cell office:value-type="string" calcext:value-type="string">
            <text:p>e-daily</text:p>
          </table:table-cell>
          <table:table-cell office:value-type="string" calcext:value-type="string">
            <text:p>M-fixed</text:p>
          </table:table-cell>
          <table:table-cell office:value-type="string" calcext:value-type="string">
            <text:p>M-dail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2.9404" calcext:value-type="float">
            <text:p>282.9404</text:p>
          </table:table-cell>
          <table:table-cell office:value-type="float" office:value="0.0000470934" calcext:value-type="float">
            <text:p>0.0000470934</text:p>
          </table:table-cell>
          <table:table-cell office:value-type="float" office:value="1" calcext:value-type="float">
            <text:p>1</text:p>
          </table:table-cell>
          <table:table-cell office:value-type="float" office:value="0.016709" calcext:value-type="float">
            <text:p>0.016709</text:p>
          </table:table-cell>
          <table:table-cell office:value-type="float" office:value="0.000000001151" calcext:value-type="float">
            <text:p>0.000000001151</text:p>
          </table:table-cell>
          <table:table-cell office:value-type="float" office:value="356.047" calcext:value-type="float">
            <text:p>356.047</text:p>
          </table:table-cell>
          <table:table-cell office:value-type="float" office:value="0.9856" calcext:value-type="float">
            <text:p>0.98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oon</text:p>
          </table:table-cell>
          <table:table-cell office:value-type="float" office:value="125.1228" calcext:value-type="float">
            <text:p>125.1228</text:p>
          </table:table-cell>
          <table:table-cell office:value-type="float" office:value="-0.0529538083" calcext:value-type="float">
            <text:p>-0.0529538083</text:p>
          </table:table-cell>
          <table:table-cell office:value-type="float" office:value="5.1454" calcext:value-type="float">
            <text:p>5.1454</text:p>
          </table:table-cell>
          <table:table-cell office:value-type="float" office:value="0" calcext:value-type="float">
            <text:p>0</text:p>
          </table:table-cell>
          <table:table-cell office:value-type="float" office:value="318.0634" calcext:value-type="float">
            <text:p>318.0634</text:p>
          </table:table-cell>
          <table:table-cell office:value-type="float" office:value="0.1643573223" calcext:value-type="float">
            <text:p>0.1643573223</text:p>
          </table:table-cell>
          <table:table-cell office:value-type="float" office:value="0.0025695" calcext:value-type="float">
            <text:p>0.0025695</text:p>
          </table:table-cell>
          <table:table-cell office:value-type="float" office:value="0.0549" calcext:value-type="float">
            <text:p>0.0549</text:p>
          </table:table-cell>
          <table:table-cell office:value-type="float" office:value="0" calcext:value-type="float">
            <text:p>0</text:p>
          </table:table-cell>
          <table:table-cell office:value-type="float" office:value="115.3654" calcext:value-type="float">
            <text:p>115.3654</text:p>
          </table:table-cell>
          <table:table-cell office:value-type="float" office:value="13.0649929509" calcext:value-type="float">
            <text:p>13.0649929509</text:p>
          </table:table-cell>
          <table:table-cell table:number-columns-repeated="101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22:03:46.1449714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54130fadb9a820d3728b86ccb63c8f359d70528</meta:generator>
    <dc:date>2022-05-10T22:14:34.072994341</dc:date>
    <meta:editing-duration>PT12M22S</meta:editing-duration>
    <meta:editing-cycles>2</meta:editing-cycles>
    <meta:document-statistic meta:table-count="1" meta:cell-count="42" meta:object-count="0"/>
  </office:meta>
</office:document-meta>
</file>